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ucida grande" svg:font-family="'lucida grande', verdan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/>
    </style:style>
    <style:style style:name="P4" style:family="paragraph" style:parent-style-name="Standard">
      <style:text-properties style:font-name="Liberation Serif" fo:font-size="12pt" fo:language="en" fo:country="none" style:font-size-asian="12pt" style:font-size-complex="12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none" style:font-size-asian="12pt" style:font-size-complex="12pt"/>
    </style:style>
    <style:style style:name="P7" style:family="paragraph" style:parent-style-name="Standard" style:list-style-name="L6">
      <style:text-properties style:font-name="Liberation Serif" fo:font-size="12pt" fo:language="en" fo:country="none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6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5"/>
    <style:style style:name="P14" style:family="paragraph" style:parent-style-name="Text_20_body" style:list-style-name="L8"/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6"/>
    <style:style style:name="P20" style:family="paragraph" style:parent-style-name="Text_20_body" style:list-style-name="L21"/>
    <style:style style:name="P21" style:family="paragraph" style:parent-style-name="Text_20_body" style:list-style-name="L22"/>
    <style:style style:name="T1" style:family="text">
      <style:text-properties fo:language="en" fo:country="none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language="en" fo:country="none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MVC </text:p>
      <text:p text:style-name="Standard"/>
      <text:p text:style-name="Standard">Model View Controller (MVC) is a software design pattern to build web Applications.</text:p>
      <text:p text:style-name="Standard"/>
      <text:p text:style-name="Standard">Model:A model is responsible for managing the data of the application.</text:p>
      <text:p text:style-name="Standard"><text:s text:c="12"/>Business logic of the application is written here.</text:p>
      <text:p text:style-name="Standard"/>
      <text:p text:style-name="Standard">View :View displays the data/output to the end user</text:p>
      <text:p text:style-name="Standard"><text:s text:c="11"/>View requests information from the model to dispaly to the end user</text:p>
      <text:p text:style-name="Standard"><text:s text:c="11"/>It display data in formats like asp,php,html e.t.c</text:p>
      <text:p text:style-name="Standard"><text:s text:c="9"/></text:p>
      <text:p text:style-name="Standard">Controller:Controllers provide flow between the model and view.</text:p>
      <text:p text:style-name="Standard"><text:s text:c="18"/>Controllers are responsible for processing the request from web-browsers </text:p>
      <text:p text:style-name="Standard"><text:s text:c="18"/>checks/update the <text:s/>data in db using models and <text:s/>passing the data to the view to represent <text:s text:c="2"/></text:p>
      <text:p text:style-name="Standard"><text:s text:c="18"/>to the us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bookmark text:name="yui_3_16_0_1_1405652186658_15307"/><text:bookmark text:name="yui_3_16_0_1_1405652186658_15304"/><text:span text:style-name="T3">1. Who is Rails Inventor? Why he choose Ruby to build Rails?</text:span></text:p>
      <text:p text:style-name="P2">Ans)<text:bookmark text:name="firstHeading"/><text:span text:style-name="T1">David Heinemeier Hansson is a Danish programmer the creator of Ruby on Rails(Rails) <text:s text:c="2"/></text:span></text:p>
      <text:p text:style-name="P4"><text:s text:c="7"/>Framework.</text:p>
      <text:p text:style-name="P4"><text:s text:c="7"/>Initially David part of a project called BaseCamp while developing that project <text:s text:c="2"/></text:p>
      <text:p text:style-name="P4"><text:s text:c="7"/>wrote lots of code to happen that project at that time ruby didnt have a good framework or web <text:s text:c="2"/></text:p>
      <text:p text:style-name="P4"><text:s text:c="7"/>libraries so at the mid of the development of basecamp he got an idea to develop a framework </text:p>
      <text:p text:style-name="P4"><text:s text:c="7"/>called rails.</text:p>
      <text:p text:style-name="P4"><text:s text:c="8"/></text:p>
      <text:p text:style-name="P4"><text:s text:c="8"/>The above information is gathered from an interview of David Hansson</text:p>
      <text:p text:style-name="P4"/>
      <text:p text:style-name="P4"/>
      <text:p text:style-name="P4"/>
      <text:p text:style-name="P4"/>
      <text:p text:style-name="P4"><text:bookmark text:name="yui_3_16_0_1_1405652186658_15471"/><text:bookmark text:name="yui_3_16_0_1_1405652186658_15472"/>2. Advantages of Rails over other FWs.</text:p>
      <text:p text:style-name="P4">Ans)Rails is the only framework which supports everything which we need in a web application </text:p>
      <text:p text:style-name="P4"><text:s text:c="7"/>development .</text:p>
      <text:p text:style-name="P4"><text:s text:c="7"/>Some unique features why rails?</text:p>
      <text:p text:style-name="Standard"><text:span text:style-name="T4"><text:s text:c="7"/>a)</text:span>Rails uses CoC (Convention over Configuration), this way if you do not need any special</text:p>
      <text:p text:style-name="Standard"><text:s text:c="9"/>files <text:s/>(such as XML), instead by just placing files in certain locations and following </text:p>
      <text:p text:style-name="Standard"><text:s text:c="8"/>certain <text:s/>patterns your app "Just Works".</text:p>
      <text:p text:style-name="Standard"><text:s text:c="6"/>b)For building simple CRUD (Create, Read, Update, Delete) applications, Rails is super-fast </text:p>
      <text:p text:style-name="Standard"><text:s text:c="9"/>with all the generators.</text:p>
      <text:p text:style-name="P4"/>
      <text:p text:style-name="P4"><text:s text:c="6"/>Here are the some of the web-application development features supported by rails but not other <text:s/></text:p>
      <text:p text:style-name="P4"><text:s text:c="6"/>frameworks.</text:p>
      <text:p text:style-name="P2"><text:span text:style-name="T1"><text:s text:c="6"/>a)</text:span><text:bookmark text:name="firstHeading1"/><text:span text:style-name="T1">Internationalization and localization</text:span></text:p>
      <text:p text:style-name="P4"><text:s text:c="6"/>b)Ajax</text:p>
      <text:p text:style-name="P4"><text:s text:c="6"/>c)Form-Validation Frameworks e.t.c</text:p>
      <text:p text:style-name="P4"/>
      <text:p text:style-name="P4"/>
      <text:p text:style-name="P2"><text:span text:style-name="T1"/></text:p>
      <text:p text:style-name="P2"><text:span text:style-name="T1">3.</text:span><text:bookmark text:name="yui_3_16_0_1_1405665062495_1793"/><text:bookmark text:name="yui_3_16_0_1_1405665062495_1794"/><text:span text:style-name="T1">Installation Steps of Rails Latest Version 3.2 on Windows/Ubuntu. Install &amp; Explanation of each step. Why?</text:span></text:p>
      <text:p text:style-name="P4">Ans)Latest version 0f Rails is 4.1.4</text:p>
      <text:p text:style-name="P4"><text:s/></text:p>
      <text:p text:style-name="P4"><text:s text:c="8"/>$ gem install rails-&lt;version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yui_3_16_0_1_1405665062495_17932"/><text:bookmark text:name="yui_3_16_0_1_1405665062495_17942"/>4. What is the initial version of Rails and how is it evolute'd to the current version? Major differences between each. Usage Version Control?</text:p>
      <text:p text:style-name="P4">Ans)Intial Version of Rails: rails 1.0</text:p>
      <text:p text:style-name="P4"/>
      <text:p text:style-name="P4"><text:s text:c="6"/>The evolution rails version have brought many changes in the rails framework,lets see the version history of rails</text:p>
      <text:p text:style-name="P4"/>
      <text:p text:style-name="P4"/>
      <text:p text:style-name="P4">Rails 4.1:</text:p>
      <text:p text:style-name="P4"/>
      <text:list xml:id="list380807391" text:style-name="L6">
        <text:list-item>
          <text:p text:style-name="P7">spring application preloader</text:p>
        </text:list-item>
        <text:list-item>
          <text:p text:style-name="P10"><text:span text:style-name="Source_20_Text"><text:span text:style-name="T3">config/secrets.yml</text:span></text:span></text:p>
        </text:list-item>
        <text:list-item>
          <text:p text:style-name="P10"><text:span text:style-name="T3">Action Pack variants </text:span></text:p>
        </text:list-item>
        <text:list-item>
          <text:p text:style-name="P9">Action Mailer previews</text:p>
        </text:list-item>
      </text:list>
      <text:p text:style-name="P2"/>
      <text:p text:style-name="P2">Rails 4.0:</text:p>
      <text:p text:style-name="P2"/>
      <text:list xml:id="list1160001255" text:style-name="L5">
        <text:list-item>
          <text:p text:style-name="P13"><text:span text:style-name="T3">Ruby 2.0 preferred; 1.9.3+ required </text:span></text:p>
        </text:list-item>
        <text:list-item>
          <text:p text:style-name="P13">Strong Parameters </text:p>
        </text:list-item>
        <text:list-item>
          <text:p text:style-name="P13">Turbolinks </text:p>
        </text:list-item>
        <text:list-item>
          <text:p text:style-name="P13">Russian Doll Caching </text:p>
        </text:list-item>
      </text:list>
      <text:p text:style-name="Text_20_body"/>
      <text:p text:style-name="Text_20_body">Rails 3.2:</text:p>
      <text:list xml:id="list1889318197" text:style-name="L8">
        <text:list-item>
          <text:p text:style-name="P14">Faster Development Mode </text:p>
        </text:list-item>
        <text:list-item>
          <text:p text:style-name="P14">New Routing Engine </text:p>
        </text:list-item>
        <text:list-item>
          <text:p text:style-name="P14">Automatic Query Explains </text:p>
        </text:list-item>
        <text:list-item>
          <text:p text:style-name="P14">Tagged Logging </text:p>
        </text:list-item>
      </text:list>
      <text:p text:style-name="Text_20_body"/>
      <text:p text:style-name="Text_20_body">Rails 3.1:</text:p>
      <text:list xml:id="list724436975" text:style-name="L10">
        <text:list-item>
          <text:p text:style-name="P15">Streaming </text:p>
        </text:list-item>
        <text:list-item>
          <text:p text:style-name="P15">Reversible Migrations </text:p>
        </text:list-item>
        <text:list-item>
          <text:p text:style-name="P15">Assets Pipeline </text:p>
        </text:list-item>
        <text:list-item>
          <text:p text:style-name="P15">jQuery as the default JavaScript library </text:p>
        </text:list-item>
      </text:list>
      <text:p text:style-name="Text_20_body"/>
      <text:p text:style-name="Text_20_body">Rails 3.0:</text:p>
      <text:p text:style-name="Text_20_body"><text:soft-page-break/></text:p>
      <text:list xml:id="list2104442091" text:style-name="L12">
        <text:list-item>
          <text:p text:style-name="P16">Brand new router with an emphasis on RESTful declarations </text:p>
        </text:list-item>
        <text:list-item>
          <text:p text:style-name="P16">New Action Mailer API modeled after Action Controller (now without the agonizing pain of sending multipart messages!) </text:p>
        </text:list-item>
        <text:list-item>
          <text:p text:style-name="P16">New Active Record chainable query language built on top of relational algebra </text:p>
        </text:list-item>
        <text:list-item>
          <text:p text:style-name="P16">Unobtrusive JavaScript helpers with drivers for Prototype, jQuery, and more coming (end of inline JS) </text:p>
        </text:list-item>
        <text:list-item>
          <text:p text:style-name="P16">Explicit dependency management with Bundler </text:p>
        </text:list-item>
      </text:list>
      <text:p text:style-name="Text_20_body"/>
      <text:p text:style-name="Text_20_body"/>
      <text:p text:style-name="Text_20_body">Rails 2.3:</text:p>
      <text:list xml:id="list1482164199" text:style-name="L13">
        <text:list-item>
          <text:p text:style-name="P17"><text:s/>Rack integration</text:p>
        </text:list-item>
        <text:list-item>
          <text:p text:style-name="P17"><text:s/>Refreshed support for Rails Engines</text:p>
        </text:list-item>
        <text:list-item>
          <text:p text:style-name="P17"><text:s/>Nested transactions for Active Record</text:p>
        </text:list-item>
        <text:list-item>
          <text:p text:style-name="P17"><text:s/>Dynamic and default scopes</text:p>
        </text:list-item>
        <text:list-item>
          <text:p text:style-name="P17"><text:s/>Unified rendering</text:p>
        </text:list-item>
        <text:list-item>
          <text:p text:style-name="P17"><text:s/>More efficient routing</text:p>
        </text:list-item>
        <text:list-item>
          <text:p text:style-name="P17"><text:s/>Application templates</text:p>
        </text:list-item>
        <text:list-item>
          <text:p text:style-name="P17"><text:s/>Backtraces</text:p>
        </text:list-item>
      </text:list>
      <text:p text:style-name="Text_20_body"/>
      <text:p text:style-name="Text_20_body">Rails <text:s/>2.2:</text:p>
      <text:list xml:id="list943835486" text:style-name="L14">
        <text:list-item>
          <text:p text:style-name="P18"><text:s text:c="3"/><text:bookmark text:name="internationalization"/>Internationalization</text:p>
        </text:list-item>
        <text:list-item>
          <text:p text:style-name="P18"><text:bookmark text:name="compatibility-with-ruby-1.9-and-jruby"/><text:span text:style-name="T7"><text:s text:c="2"/>Compatibility with Ruby 1.9 and JRuby</text:span></text:p>
          <text:p text:style-name="P18"><text:span text:style-name="T7"/></text:p>
        </text:list-item>
      </text:list>
      <text:p text:style-name="Text_20_body">Rails <text:s/>2.1:</text:p>
      <text:list xml:id="list1453423318" text:style-name="L16">
        <text:list-item>
          <text:p text:style-name="P19">Time zones </text:p>
        </text:list-item>
        <text:list-item>
          <text:p text:style-name="P19">Dirty tracking</text:p>
        </text:list-item>
        <text:list-item>
          <text:p text:style-name="P19">Gem Dependencies</text:p>
        </text:list-item>
        <text:list-item>
          <text:p text:style-name="P19">Named scope </text:p>
        </text:list-item>
        <text:list-item>
          <text:p text:style-name="P19">UTC-based migrations</text:p>
        </text:list-item>
        <text:list-item>
          <text:p text:style-name="P19">Better caching</text:p>
        </text:list-item>
      </text:list>
      <text:p text:style-name="Text_20_body"/>
      <text:p text:style-name="P12">Rails 2.0:</text:p>
      <text:list xml:id="list242389656" text:style-name="L21">
        <text:list-item>
          <text:p text:style-name="P20">ActiveRecord Explicit Caching</text:p>
        </text:list-item>
        <text:list-item>
          <text:p text:style-name="P20">RESTful Routes Get a New Custom Delimiter</text:p>
        </text:list-item>
        <text:list-item>
          <text:p text:style-name="P20">Cookie Based Sessions are the New Default</text:p>
        </text:list-item>
        <text:list-item>
          <text:p text:style-name="P20"><text:soft-page-break/>Mime::Type Convenience Method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Rails 1.2:</text:p>
      <text:p text:style-name="Text_20_body"/>
      <text:list xml:id="list1175062194" text:style-name="L22">
        <text:list-item>
          <text:p text:style-name="P21">REST, and general HTTP</text:p>
        </text:list-item>
        <text:list-item>
          <text:p text:style-name="P21">Multibyte(UTF-8)</text:p>
        </text:list-item>
        <text:list-item>
          <text:p text:style-name="P21">Action Mailer</text:p>
        </text:list-item>
      </text:list>
      <text:p text:style-name="Text_20_body">Rails 1.0:</text:p>
      <text:p text:style-name="Text_20_body"><text:s text:c="3"/>It is the official release of Rails.Before this we have rails beta versions starting from 0.8.0 to <text:s text:c="7"/>0.14.4 <text:s/>the bugs in these versions are fixed in 1.0 <text:s/>vers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5)</text:span><text:bookmark text:name="yui_3_16_0_1_1405665062495_3469"/><text:bookmark text:name="yui_3_16_0_1_1405665062495_3470"/><text:span text:style-name="T2">Learn Rails Directory Structure. Explain Purpose of each.</text:span></text:p>
      <text:p text:style-name="P2">Ans)once we create an application using rails we will get an directory structure <text:s/>of that application <text:s/></text:p>
      <text:p text:style-name="P2"><text:s text:c="7"/>as follows</text:p>
      <text:p text:style-name="P2"/>
      <text:p text:style-name="P2"><text:s text:c="13"/>sample directoty structure of a rails application. </text:p>
      <text:p text:style-name="P2">Demo</text:p>
      <text:p text:style-name="P2">|-- app </text:p>
      <text:p text:style-name="P2">| <text:s text:c="2"/>|-- assets </text:p>
      <text:p text:style-name="P2">| <text:s text:c="2"/>| <text:s text:c="2"/>|-- images </text:p>
      <text:p text:style-name="P2">| <text:s text:c="2"/>| <text:s text:c="2"/>|-- javascripts </text:p>
      <text:p text:style-name="P2">| <text:s text:c="2"/>| <text:s text:c="2"/>| <text:s text:c="2"/>`-- application.js </text:p>
      <text:p text:style-name="P2">| <text:s text:c="2"/>| <text:s text:c="2"/>`-- stylesheets </text:p>
      <text:p text:style-name="P2"><text:soft-page-break/>| <text:s text:c="2"/>| <text:s text:c="6"/>`-- application.css </text:p>
      <text:p text:style-name="P2">| <text:s text:c="2"/>|-- controllers </text:p>
      <text:p text:style-name="P2">| <text:s text:c="2"/>| <text:s text:c="2"/>|-- application_controller.rb </text:p>
      <text:p text:style-name="P2">| <text:s text:c="2"/>| <text:s text:c="2"/>`-- concerns </text:p>
      <text:p text:style-name="P2">| <text:s text:c="2"/>|-- helpers </text:p>
      <text:p text:style-name="P2">| <text:s text:c="2"/>| <text:s text:c="2"/>`-- application_helper.rb </text:p>
      <text:p text:style-name="P2">| <text:s text:c="2"/>|-- mailers </text:p>
      <text:p text:style-name="P2">| <text:s text:c="2"/>|-- models </text:p>
      <text:p text:style-name="P2">| <text:s text:c="2"/>| <text:s text:c="2"/>`-- concerns </text:p>
      <text:p text:style-name="P2">| <text:s text:c="2"/>`-- views </text:p>
      <text:p text:style-name="P2">| <text:s text:c="6"/>`-- layouts </text:p>
      <text:p text:style-name="P2">| <text:s text:c="10"/>`-- application.html.erb </text:p>
      <text:p text:style-name="P2">|-- bin </text:p>
      <text:p text:style-name="P2">| <text:s text:c="2"/>|-- bundle </text:p>
      <text:p text:style-name="P2">| <text:s text:c="2"/>|-- rails </text:p>
      <text:p text:style-name="P2">| <text:s text:c="2"/>|-- rake </text:p>
      <text:p text:style-name="P2">| <text:s text:c="2"/>`-- spring </text:p>
      <text:p text:style-name="P2">|-- config </text:p>
      <text:p text:style-name="P2">| <text:s text:c="2"/>|-- application.rb </text:p>
      <text:p text:style-name="P2">| <text:s text:c="2"/>|-- boot.rb </text:p>
      <text:p text:style-name="P2">| <text:s text:c="2"/>|-- database.yml </text:p>
      <text:p text:style-name="P2">| <text:s text:c="2"/>|-- environment.rb </text:p>
      <text:p text:style-name="P2">| <text:s text:c="2"/>|-- environments </text:p>
      <text:p text:style-name="P2">| <text:s text:c="2"/>| <text:s text:c="2"/>|-- development.rb </text:p>
      <text:p text:style-name="P2">| <text:s text:c="2"/>| <text:s text:c="2"/>|-- production.rb </text:p>
      <text:p text:style-name="P2">| <text:s text:c="2"/>| <text:s text:c="2"/>`-- test.rb </text:p>
      <text:p text:style-name="P2">| <text:s text:c="2"/>|-- initializers </text:p>
      <text:p text:style-name="P2">| <text:s text:c="2"/>| <text:s text:c="2"/>|-- assets.rb </text:p>
      <text:p text:style-name="P2">| <text:s text:c="2"/>| <text:s text:c="2"/>|-- backtrace_silencers.rb </text:p>
      <text:p text:style-name="P2">| <text:s text:c="2"/>| <text:s text:c="2"/>|-- cookies_serializer.rb </text:p>
      <text:p text:style-name="P2">| <text:s text:c="2"/>| <text:s text:c="2"/>|-- filter_parameter_logging.rb </text:p>
      <text:p text:style-name="P2">| <text:s text:c="2"/>| <text:s text:c="2"/>|-- inflections.rb </text:p>
      <text:p text:style-name="P2">| <text:s text:c="2"/>| <text:s text:c="2"/>|-- mime_types.rb </text:p>
      <text:p text:style-name="P2">| <text:s text:c="2"/>| <text:s text:c="2"/>|-- session_store.rb </text:p>
      <text:p text:style-name="P2">| <text:s text:c="2"/>| <text:s text:c="2"/>`-- wrap_parameters.rb </text:p>
      <text:p text:style-name="P2">| <text:s text:c="2"/>|-- locales </text:p>
      <text:p text:style-name="P2">| <text:s text:c="2"/>| <text:s text:c="2"/>`-- en.yml </text:p>
      <text:p text:style-name="P2">| <text:s text:c="2"/>|-- routes.rb </text:p>
      <text:p text:style-name="P2">| <text:s text:c="2"/>`-- secrets.yml </text:p>
      <text:p text:style-name="P2">|-- config.ru </text:p>
      <text:p text:style-name="P2">|-- db </text:p>
      <text:p text:style-name="P2">| <text:s text:c="2"/>`-- seeds.rb </text:p>
      <text:p text:style-name="P2">|-- Gemfile </text:p>
      <text:p text:style-name="P2">|-- Gemfile.lock </text:p>
      <text:p text:style-name="P2">|-- lib </text:p>
      <text:p text:style-name="P2">| <text:s text:c="2"/>|-- assets </text:p>
      <text:p text:style-name="P2">| <text:s text:c="2"/>`-- tasks </text:p>
      <text:p text:style-name="P2">|-- log </text:p>
      <text:p text:style-name="P2">|-- public </text:p>
      <text:p text:style-name="P2">| <text:s text:c="2"/>|-- 404.html </text:p>
      <text:p text:style-name="P2">| <text:s text:c="2"/>|-- 422.html </text:p>
      <text:p text:style-name="P2">| <text:s text:c="2"/>|-- 500.html </text:p>
      <text:p text:style-name="P2"><text:soft-page-break/>| <text:s text:c="2"/>|-- favicon.ico </text:p>
      <text:p text:style-name="P2">| <text:s text:c="2"/>`-- robots.txt </text:p>
      <text:p text:style-name="P2">|-- Rakefile </text:p>
      <text:p text:style-name="P2">|-- README.rdoc </text:p>
      <text:p text:style-name="P2">|-- test </text:p>
      <text:p text:style-name="P2">| <text:s text:c="2"/>|-- controllers </text:p>
      <text:p text:style-name="P2">| <text:s text:c="2"/>|-- fixtures </text:p>
      <text:p text:style-name="P2">| <text:s text:c="2"/>|-- helpers </text:p>
      <text:p text:style-name="P2">| <text:s text:c="2"/>|-- integration </text:p>
      <text:p text:style-name="P2">| <text:s text:c="2"/>|-- mailers </text:p>
      <text:p text:style-name="P2">| <text:s text:c="2"/>|-- models </text:p>
      <text:p text:style-name="P2">| <text:s text:c="2"/>`-- test_helper.rb </text:p>
      <text:p text:style-name="P2">|-- tmp </text:p>
      <text:p text:style-name="P2">| <text:s text:c="2"/>`-- cache </text:p>
      <text:p text:style-name="P2">| <text:s text:c="6"/>`-- assets </text:p>
      <text:p text:style-name="P2">`-- vendor </text:p>
      <text:p text:style-name="P2"><text:s text:c="4"/>`-- assets </text:p>
      <text:p text:style-name="P2"><text:s text:c="8"/>|-- javascripts </text:p>
      <text:p text:style-name="P2"><text:s text:c="8"/>`-- stylesheets </text:p>
      <text:p text:style-name="P2"/>
      <text:p text:style-name="P2"/>
      <text:p text:style-name="P2"/>
      <text:p text:style-name="P2"/>
      <text:p text:style-name="Standard"><text:span text:style-name="T3">app/assets:In this folder our </text:span><text:span text:style-name="T2">JavaScript, CSS and Image files for the app go.</text:span></text:p>
      <text:p text:style-name="P2"/>
      <text:p text:style-name="P2">app/: application <text:s/>code, including models, views, controllers, and helpers</text:p>
      <text:p text:style-name="P2"/>
      <text:p text:style-name="P2">bin/:binary executable files(bundle,rails,rack)</text:p>
      <text:p text:style-name="P2"/>
      <text:p text:style-name="P2">config/:This directory contains the configuration code that your application will need, including <text:s/></text:p>
      <text:p text:style-name="P2"><text:s text:c="12"/>your database configuration (in database.yml), your Rails environment structure </text:p>
      <text:p text:style-name="P2"><text:s text:c="11"/>(environment.rb), and routing of incoming web requests (routes.rb). </text:p>
      <text:p text:style-name="P2"><text:s text:c="11"/>You can also tailor the behavior of the three Rails environments for test, development, and <text:s/></text:p>
      <text:p text:style-name="P2"><text:s text:c="11"/>deployment with files found in the environments directory.</text:p>
      <text:p text:style-name="P2"/>
      <text:p text:style-name="P2">db/:DataBase files Usually, our Rails application will have model objects that access relational </text:p>
      <text:p text:style-name="P2"><text:s text:c="7"/>database tables. You can manage the relational database with scripts you create and place in this </text:p>
      <text:p text:style-name="P2"><text:s text:c="7"/>directory. </text:p>
      <text:p text:style-name="P2"/>
      <text:p text:style-name="P2">lib/:Library modules</text:p>
      <text:p text:style-name="P2"/>
      <text:p text:style-name="P2">lib/assests:Library assets such as cascading style sheets (CSS), JavaScript files, and images</text:p>
      <text:p text:style-name="P2"/>
      <text:p text:style-name="P2"/>
      <text:p text:style-name="P2">log/:Application log files</text:p>
      <text:p text:style-name="P2"/>
      <text:p text:style-name="P2"/>
      <text:p text:style-name="P2">public/:Data accessible to the public (e.g., web browsers), such as error pages</text:p>
      <text:p text:style-name="P2"/>
      <text:p text:style-name="P2"/>
      <text:p text:style-name="P2">test/:The tests you write and those Rails creates for you all go here. </text:p>
      <text:p text:style-name="P2"/>
      <text:p text:style-name="P2"><text:soft-page-break/></text:p>
      <text:p text:style-name="P2">tmp/:Temporary Files</text:p>
      <text:p text:style-name="P2"/>
      <text:p text:style-name="P2">vendor/:Third-party code such as plugins and gems</text:p>
      <text:p text:style-name="P2"/>
      <text:p text:style-name="P2">vendor/assets/:Third-party assets such as cascading style sheets (CSS), JavaScript files, and images</text:p>
      <text:p text:style-name="P2"/>
      <text:p text:style-name="P2">README.rdoc/:This README would normally document whatever steps are necessary to get the </text:p>
      <text:p text:style-name="P2"><text:s text:c="27"/>application up and running. </text:p>
      <text:p text:style-name="P2"/>
      <text:p text:style-name="P2"/>
      <text:p text:style-name="P2"/>
      <text:p text:style-name="Standard"><text:span text:style-name="T3">RakeFile:Utility tasks available via the </text:span><text:span text:style-name="Source_20_Text"><text:span text:style-name="T5">rake</text:span></text:span><text:span text:style-name="T3"> command</text:span></text:p>
      <text:p text:style-name="P2"/>
      <text:p text:style-name="P2">Gemfile:Gem requirements for this app</text:p>
      <text:p text:style-name="P2"/>
      <text:p text:style-name="P2">Gemfile.lock:A list of gems used to ensure that all copies of the app use the same gem versions</text:p>
      <text:p text:style-name="P2"/>
      <text:p text:style-name="P2">congif.ru:A configuration file for RackMiddleware.This file is used by Rack-based servers to start </text:p>
      <text:p text:style-name="P2"><text:s text:c="16"/>th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ucida grande" svg:font-family="'lucida grande', verdan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1:06:15</meta:creation-date>
    <dc:date>2014-07-19T18:05:35</dc:date>
    <meta:editing-duration>PT1H48M50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9" meta:paragraph-count="207" meta:word-count="1091" meta:character-count="7619" meta:non-whitespace-character-count="6000"/>
  </office:meta>
</office:document-meta>
</file>